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rMapHandler.getProperty( final Object object , final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MapHandler.setProperty( final Object object , final String property , final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MapHandler.getPropertyNames( final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